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currency-style style:name="N103P0" style:volatile="true">
      <number:currency-symbol number:language="en" number:country="CA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"/>
    <style:style style:name="ce2" style:family="table-cell" style:parent-style-name="Default" style:data-style-name="N103"/>
    <style:style style:name="ce3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3">
      <style:table-cell-properties fo:background-color="#ffcccc"/>
    </style:style>
    <style:style style:name="ce5" style:family="table-cell" style:parent-style-name="Default" style:data-style-name="N103">
      <style:table-cell-properties fo:background-color="#ccffcc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>
            <text:p>Fiscal Year</text:p>
          </table:table-cell>
          <table:table-cell office:value-type="string">
            <text:p>Revenue (millions)</text:p>
          </table:table-cell>
          <table:table-cell office:value-type="string">
            <text:p>Net gain / loss (millions)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table:style-name="ce2" office:value-type="currency" office:currency="CAD" office:value="5927.2">
            <text:p>$5,927</text:p>
          </table:table-cell>
          <table:table-cell table:style-name="ce4" office:value-type="currency" office:currency="CAD" office:value="-313.1">
            <text:p>-$313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style-name="ce2" office:value-type="currency" office:currency="CAD" office:value="6010.7">
            <text:p>$6,011</text:p>
          </table:table-cell>
          <table:table-cell table:style-name="ce4" office:value-type="currency" office:currency="CAD" office:value="-381.3">
            <text:p>-$38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style-name="ce2" office:value-type="currency" office:currency="CAD" office:value="5089.8">
            <text:p>$5,090</text:p>
          </table:table-cell>
          <table:table-cell table:style-name="ce4" office:value-type="currency" office:currency="CAD" office:value="-215.3">
            <text:p>-$21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style-name="ce2" office:value-type="currency" office:currency="CAD" office:value="6466">
            <text:p>$6,466</text:p>
          </table:table-cell>
          <table:table-cell table:style-name="ce4" office:value-type="currency" office:currency="CAD" office:value="-470.9">
            <text:p>-$47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table:style-name="ce2" office:value-type="currency" office:currency="CAD" office:value="8285.3">
            <text:p>$8,285</text:p>
          </table:table-cell>
          <table:table-cell table:style-name="ce4" office:value-type="currency" office:currency="CAD" office:value="-673">
            <text:p>-$673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table:style-name="ce2" office:value-type="currency" office:currency="CAD" office:value="9224.6">
            <text:p>$9,225</text:p>
          </table:table-cell>
          <table:table-cell table:style-name="ce5" office:value-type="currency" office:currency="CAD" office:value="34.7">
            <text:p>$3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style-name="ce2" office:value-type="currency" office:currency="CAD" office:value="8607.9">
            <text:p>$8,608</text:p>
          </table:table-cell>
          <table:table-cell table:style-name="ce5" office:value-type="currency" office:currency="CAD" office:value="353.2">
            <text:p>$353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style-name="ce2" office:value-type="currency" office:currency="CAD" office:value="9363.8">
            <text:p>$9,364</text:p>
          </table:table-cell>
          <table:table-cell table:style-name="ce5" office:value-type="currency" office:currency="CAD" office:value="402.8">
            <text:p>$40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style-name="ce2" office:value-type="currency" office:currency="CAD" office:value="9296">
            <text:p>$9,296</text:p>
          </table:table-cell>
          <table:table-cell table:style-name="ce5" office:value-type="currency" office:currency="CAD" office:value="393.1">
            <text:p>$39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style-name="ce2" office:value-type="currency" office:currency="CAD" office:value="9039.5">
            <text:p>$9,040</text:p>
          </table:table-cell>
          <table:table-cell table:style-name="ce5" office:value-type="currency" office:currency="CAD" office:value="354.2">
            <text:p>$3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style-name="ce2" office:value-type="currency" office:currency="CAD" office:value="8886.7">
            <text:p>$8,887</text:p>
          </table:table-cell>
          <table:table-cell table:style-name="ce4" office:value-type="currency" office:currency="CAD" office:value="-269.7">
            <text:p>-$27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currency" office:currency="CAD" office:value="9550">
            <text:p>$9,550</text:p>
          </table:table-cell>
          <table:table-cell table:style-name="ce5" office:value-type="currency" office:currency="CAD" office:value="340">
            <text:p>$34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style-name="ce3" office:value-type="currency" office:currency="CAD" office:value="9474">
            <text:p>$9,474</text:p>
          </table:table-cell>
          <table:table-cell table:style-name="ce5" office:value-type="currency" office:currency="CAD" office:value="408">
            <text:p>$40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style-name="ce3" office:value-type="currency" office:currency="CAD" office:value="9078">
            <text:p>$9,078</text:p>
          </table:table-cell>
          <table:table-cell table:style-name="ce5" office:value-type="currency" office:currency="CAD" office:value="377">
            <text:p>$377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currency-style style:name="N108P0" style:volatile="true">
      <number:currency-symbol number:language="en" number:country="CA">$</number:currency-symbol>
      <number:number number:decimal-places="1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CA">$</number:currency-symbol>
      <number:number number:decimal-places="1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2">2024-02-02</text:date>, <text:time>20:1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24-01-30T13:12:53.96</meta:creation-date>
    <dc:date>2024-02-02T20:11:23.86</dc:date>
    <dc:creator>a b</dc:creator>
    <meta:editing-duration>P1DT39M59S</meta:editing-duration>
    <meta:editing-cycles>2</meta:editing-cycles>
    <meta:generator>OpenOffice/4.1.7$Win32 OpenOffice.org_project/417m1$Build-9800</meta:generator>
    <meta:document-statistic meta:table-count="3" meta:cell-count="45" meta:object-count="0"/>
  </office:meta>
</office:document-meta>
</file>